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9000002D0A89D5EB679C65E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917cm" fo:min-width="6.4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917cm" fo:min-width="3.05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25cm" fo:min-width="13.9cm"/>
    </style:style>
    <style:style style:name="gr6" style:family="graphic" style:parent-style-name="objectwithoutfill">
      <style:graphic-properties svg:stroke-color="#ed1c24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objectwithoutfill">
      <style:graphic-properties svg:stroke-color="#72bf44" draw:fill="none" draw:textarea-vertical-align="middle"/>
    </style:style>
    <style:style style:name="gr9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55cm" fo:min-width="5.2cm"/>
    </style:style>
    <style:style style:name="gr10" style:family="graphic" style:parent-style-name="standard">
      <style:graphic-properties draw:stroke="none" svg:stroke-color="#3465a4" draw:fill="solid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fo:min-height="2.756cm"/>
    </style:style>
    <style:style style:name="gr12" style:family="graphic" style:parent-style-name="standard">
      <style:graphic-properties draw:stroke="none" svg:stroke-color="#000000" draw:fill="none" draw:fill-color="#ffffff" fo:min-height="3.07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color="#ed1c24" fo:font-size="18pt" style:font-size-asian="18pt" style:font-size-complex="18pt"/>
    </style:style>
    <style:style style:name="P5" style:family="paragraph">
      <loext:graphic-properties draw:fill="solid" draw:fill-color="#ffffff"/>
      <style:text-properties fo:color="#ed1c24" fo:font-size="18pt" style:font-size-asian="18pt" style:font-size-complex="18pt"/>
    </style:style>
    <style:style style:name="P6" style:family="paragraph">
      <style:text-properties fo:font-size="13pt" style:font-size-asian="18pt" style:font-size-complex="18pt"/>
    </style:style>
    <style:style style:name="P7" style:family="paragraph">
      <loext:graphic-properties draw:fill="none" draw:fill-color="#ffffff"/>
      <style:text-properties fo:font-size="13pt" style:font-size-asian="18pt" style:font-size-complex="18pt"/>
    </style:style>
    <style:style style:name="P8" style:family="paragraph">
      <style:text-properties fo:color="#ed1c24" fo:font-size="13pt" style:font-size-asian="18pt" style:font-size-complex="18pt"/>
    </style:style>
    <style:style style:name="P9" style:family="paragraph">
      <loext:graphic-properties draw:fill="none" draw:fill-color="#ffffff"/>
      <style:text-properties fo:color="#ed1c24" fo:font-size="13pt" style:font-size-asian="18pt" style:font-size-complex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color="#ed1c24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5cm" svg:y1="3.2cm" svg:x2="10.55cm" svg:y2="9.6cm">
          <text:p/>
        </draw:line>
        <draw:custom-shape draw:style-name="gr2" draw:text-style-name="P1" draw:layer="layout" svg:width="13.9cm" svg:height="6.5cm" svg:x="3.6cm" svg:y="3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1cm" svg:height="6.5cm" svg:x="7cm" svg:y="3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1" draw:layer="layout" svg:width="1.542cm" svg:height="1.8cm" draw:transform="rotate (-3.14159265358979) translate (11.142cm 3.2cm)">
          <draw:image xlink:href="Pictures/1000020100000269000002D0A89D5EB679C65E7C.png" xlink:type="simple" xlink:show="embed" xlink:actuate="onLoad">
            <text:p/>
          </draw:image>
        </draw:frame>
        <draw:custom-shape draw:style-name="gr5" draw:text-style-name="P2" draw:layer="layout" svg:width="14.4cm" svg:height="0.5cm" svg:x="3.3cm" svg:y="9.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1cm" svg:y1="4.6cm" svg:x2="9.1cm" svg:y2="10.7cm">
          <text:p/>
        </draw:line>
        <draw:frame draw:style-name="gr7" draw:text-style-name="P3" draw:layer="layout" svg:width="14.4cm" svg:height="0.962cm" svg:x="3.4cm" svg:y="9.5cm">
          <draw:text-box>
            <text:p>0<text:tab/><text:tab/> <text:s text:c="3"/>1<text:tab/> <text:s/><text:tab/> <text:s/><text:tab/> <text:s text:c="2"/>2 <text:s text:c="3"/><text:tab/><text:tab/> 3<text:tab/><text:tab/> <text:s text:c="4"/>4</text:p>
          </draw:text-box>
        </draw:frame>
        <draw:line draw:style-name="gr8" draw:text-style-name="P1" draw:layer="layout" svg:x1="4.8cm" svg:y1="4.6cm" svg:x2="16.1cm" svg:y2="4.6cm">
          <text:p/>
        </draw:line>
        <draw:frame draw:style-name="gr7" draw:text-style-name="P3" draw:layer="layout" svg:width="2cm" svg:height="0.962cm" svg:x="2.7cm" svg:y="4.2cm">
          <draw:text-box>
            <text:p>y = 0</text:p>
          </draw:text-box>
        </draw:frame>
        <draw:custom-shape draw:style-name="gr9" draw:text-style-name="P2" draw:layer="layout" svg:width="5.7cm" svg:height="0.8cm" svg:x="8cm" svg:y="10.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8cm" svg:y1="4.6cm" svg:x2="9.8cm" svg:y2="10.7cm">
          <text:p/>
        </draw:line>
        <draw:line draw:style-name="gr6" draw:text-style-name="P1" draw:layer="layout" svg:x1="11.3cm" svg:y1="4.6cm" svg:x2="11.3cm" svg:y2="10.7cm">
          <text:p/>
        </draw:line>
        <draw:line draw:style-name="gr6" draw:text-style-name="P1" draw:layer="layout" svg:x1="12cm" svg:y1="4.6cm" svg:x2="12cm" svg:y2="10.7cm">
          <text:p/>
        </draw:line>
        <draw:frame draw:style-name="gr10" draw:text-style-name="P5" draw:layer="layout" svg:width="4.2cm" svg:height="0.962cm" svg:x="8.6cm" svg:y="10.2cm">
          <draw:text-box>
            <text:p text:style-name="P4">0 <text:s text:c="2"/>1 <text:s/>2 <text:s/>3 <text:s/>4</text:p>
          </draw:text-box>
        </draw:frame>
        <draw:frame draw:style-name="gr11" draw:text-style-name="P7" draw:layer="layout" svg:width="4.3cm" svg:height="3.006cm" svg:x="0.8cm" svg:y="8.194cm">
          <draw:text-box>
            <text:p text:style-name="P6"><text:span text:style-name="T1">Persp</text:span><text:span text:style-name="T1">ektivi</text:span><text:span text:style-name="T1">sche</text:span></text:p>
            <text:p text:style-name="P6"><text:span text:style-name="T1">x-</text:span><text:span text:style-name="T1">Koord</text:span><text:span text:style-name="T1">inaten</text:span></text:p>
          </draw:text-box>
        </draw:frame>
        <draw:frame draw:style-name="gr12" draw:text-style-name="P9" draw:layer="layout" svg:width="3.5cm" svg:height="3.323cm" svg:x="0.8cm" svg:y="10.177cm">
          <draw:text-box>
            <text:p text:style-name="P8"><text:span text:style-name="T2">Kartesische </text:span></text:p>
            <text:p text:style-name="P8"><text:span text:style-name="T2">x-Koordinaten</text:span></text:p>
          </draw:text-box>
        </draw:frame>
        <draw:line draw:style-name="gr13" draw:text-style-name="P1" draw:layer="layout" svg:x1="1.4cm" svg:y1="11.7cm" svg:x2="18.4cm" svg:y2="11.7cm">
          <text:p/>
        </draw:line>
        <draw:line draw:style-name="gr13" draw:text-style-name="P1" draw:layer="layout" svg:x1="18.6cm" svg:y1="4.4cm" svg:x2="18.7cm" svg:y2="11.6cm">
          <text:p/>
        </draw:line>
        <draw:frame draw:style-name="gr14" draw:text-style-name="P3" draw:layer="layout" svg:width="1.4cm" svg:height="0.962cm" svg:x="1.3cm" svg:y="12cm">
          <draw:text-box>
            <text:p>x</text:p>
          </draw:text-box>
        </draw:frame>
        <draw:frame draw:style-name="gr14" draw:text-style-name="P3" draw:layer="layout" svg:width="0.6cm" svg:height="0.962cm" svg:x="18.9cm" svg:y="4.6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0T11:42:51.954892861</meta:creation-date>
    <dc:date>2019-10-30T13:06:33.052320667</dc:date>
    <meta:editing-duration>PT1H1M28S</meta:editing-duration>
    <meta:editing-cycles>10</meta:editing-cycles>
    <meta:generator>LibreOffice/6.0.7.3$Linux_X86_64 LibreOffice_project/00m0$Build-3</meta:generator>
    <meta:document-statistic meta:object-count="20"/>
  </office:meta>
</office:document-meta>
</file>